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2cm"/>
    </style:style>
    <style:style style:name="pr3" style:family="presentation" style:parent-style-name="Default-subtitle">
      <style:graphic-properties draw:fill-color="#ffffff" fo:min-height="17.935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outline1">
      <style:graphic-properties fo:min-height="13.609cm"/>
    </style:style>
    <style:style style:name="pr7" style:family="presentation" style:parent-style-name="Default-outline1">
      <style:graphic-properties fo:min-height="13.61cm"/>
    </style:style>
    <style:style style:name="pr8" style:family="presentation" style:parent-style-name="Default-subtitle">
      <style:graphic-properties draw:fill-color="#ffffff" draw:auto-grow-height="true" fo:min-height="17.935cm"/>
    </style:style>
    <style:style style:name="pr9" style:family="presentation" style:parent-style-name="Default-title">
      <style:graphic-properties draw:auto-grow-height="true" fo:min-height="3.506cm"/>
    </style:style>
    <style:style style:name="P1" style:family="paragraph">
      <style:text-properties fo:font-style="italic" style:font-style-asian="italic" style:font-style-complex="italic"/>
    </style:style>
    <style:style style:name="P2"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6cm" svg:x="1.4cm" svg:y="0.837cm" presentation:class="subtitle">
          <draw:text-box>
            <text:p>Pthreads on Linux</text:p>
            <text:p>Mark Veltzer</text:p>
            <text:p>mark.veltzer@gmail.com</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layer="layout" svg:width="25.199cm" svg:height="17.935cm" svg:x="1.4cm" svg:y="0.837cm" presentation:class="subtitle">
          <draw:text-box>
            <text:p>Thread identity</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Linux id of threads</text:p>
          </draw:text-box>
        </draw:frame>
        <draw:frame presentation:style-name="pr6" draw:layer="layout" svg:width="25.199cm" svg:height="13.859cm" svg:x="1.4cm" svg:y="4.914cm" presentation:class="outline">
          <draw:text-box>
            <text:list text:style-name="L2">
              <text:list-item>
                <text:p>Linux uses the <text:span text:style-name="T1">pid</text:span> space to give ids both to threads and processes.</text:p>
              </text:list-item>
              <text:list-item>
                <text:p>The operating system itself does know which ids belong to threads and which to processes.</text:p>
              </text:list-item>
              <text:list-item>
                <text:p>The first threads thread id also doubles as a process id.</text:p>
              </text:list-item>
              <text:list-item>
                <text:p>This does create some confusion.</text:p>
              </text:list-item>
              <text:list-item>
                <text:p><text:span text:style-name="T1">getpid()</text:span> is used to get a process id.</text:p>
              </text:list-item>
              <text:list-item>
                <text:p><text:span text:style-name="T1">gettid()</text:span> is used to get a thread id.</text:p>
              </text:list-item>
              <text:list-item>
                <text:p>These may return the same value depending on whether you are the primary thread or not.</text:p>
              </text:list-item>
            </text:list>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pthread_t</text:span></text:p>
          </draw:text-box>
        </draw:frame>
        <draw:frame presentation:style-name="pr6" draw:layer="layout" svg:width="25.199cm" svg:height="13.859cm" svg:x="1.4cm" svg:y="4.914cm" presentation:class="outline" presentation:user-transformed="true">
          <draw:text-box>
            <text:list text:style-name="L2">
              <text:list-item>
                <text:p>To complicate matters <text:span text:style-name="T1">pthread</text:span> has it's own notion of thread ids.</text:p>
              </text:list-item>
              <text:list-item>
                <text:p>This is represented by an opaque <text:span text:style-name="T1">pthread_t </text:span><text:span text:style-name="T2">structure.</text:span></text:p>
              </text:list-item>
              <text:list-item>
                <text:p><text:span text:style-name="T2">This structure could be gotten when creating a thread using </text:span><text:span text:style-name="T1">pthread_create() </text:span><text:span text:style-name="T3">or from within the thread using </text:span><text:span text:style-name="T4">pthread_self()</text:span></text:p>
              </text:list-item>
            </text:list>
          </draw:text-box>
        </draw:frame>
        <presentation:notes draw:style-name="dp2">
          <draw:page-thumbnail draw:style-name="gr1" draw:layer="layout" svg:width="13.968cm" svg:height="10.476cm" svg:x="3.81cm" svg:y="2.123cm" draw:page-number="4" presentation:class="page"/>
          <draw:frame presentation:style-name="pr4"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pthread_t</text:span></text:p>
          </draw:text-box>
        </draw:frame>
        <draw:frame presentation:style-name="pr6" draw:layer="layout" svg:width="25.199cm" svg:height="13.859cm" svg:x="1.4cm" svg:y="4.914cm" presentation:class="outline" presentation:user-transformed="true">
          <draw:text-box>
            <text:list text:style-name="L2">
              <text:list-item>
                <text:p><text:span text:style-name="T2">The idea is that </text:span><text:span text:style-name="T1">pthread</text:span><text:span text:style-name="T2"> should be a cross operating system threading API and as such such should not expose the programmer to a particular operating systems concept of thread id.</text:span></text:p>
              </text:list-item>
              <text:list-item>
                <text:p><text:span text:style-name="T2">There is no simple </text:span><text:span text:style-name="T1">tid</text:span><text:span text:style-name="T2"> hiding in that structure and the </text:span><text:span text:style-name="T1">pthread_t</text:span><text:span text:style-name="T2"> is not cast able to it.</text:span></text:p>
              </text:list-item>
              <text:list-item>
                <text:p><text:span text:style-name="T2">In Linux </text:span><text:span text:style-name="T1">pthread_t</text:span><text:span text:style-name="T2"> is just an unsigned long int (see </text:span><text:span text:style-name="T1">/usr/include/bits/pthreadtypes.h</text:span><text:span text:style-name="T2">).</text:span></text:p>
              </text:list-item>
            </text:list>
          </draw:text-box>
        </draw:frame>
        <presentation:notes draw:style-name="dp2">
          <draw:page-thumbnail draw:style-name="gr1" draw:layer="layout" svg:width="13.968cm" svg:height="10.476cm" svg:x="3.81cm" svg:y="2.123cm" draw:page-number="5" presentation:class="page"/>
          <draw:frame presentation:style-name="pr4"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 text:style-name="P1"><text:span text:style-name="T1">gettid()</text:span></text:p>
          </draw:text-box>
        </draw:frame>
        <draw:frame presentation:style-name="pr7" draw:layer="layout" svg:width="25.199cm" svg:height="13.86cm" svg:x="1.4cm" svg:y="4.914cm" presentation:class="outline">
          <draw:text-box>
            <text:list text:style-name="L2">
              <text:list-item>
                <text:p>Returns the current thread id</text:p>
              </text:list-item>
              <text:list-item>
                <text:p>Glibc does not have a wrapper for this one. Call it using <text:span text:style-name="T1">syscall(2)</text:span>.</text:p>
              </text:list-item>
              <text:list-item>
                <text:p>Make your wrapper efficient (cache the result since <text:span text:style-name="T1">tid</text:span> never changes...).</text:p>
              </text:list-item>
            </text:list>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PU sets</text:p>
          </draw:text-box>
        </draw:frame>
        <draw:frame presentation:style-name="pr7" draw:layer="layout" svg:width="25.199cm" svg:height="13.86cm" svg:x="1.4cm" svg:y="4.914cm" presentation:class="outline">
          <draw:text-box>
            <text:list text:style-name="L2">
              <text:list-item>
                <text:p>In order to adjust affinity for threads you will need to be able to understand and build CPU sets.</text:p>
              </text:list-item>
              <text:list-item>
                <text:p>A CPU set is a data structure that one can pass to/from the kernel which represents a collection of CPUs.</text:p>
              </text:list-item>
              <text:list-item>
                <text:p>The size of CPU sets in recent Linux kernels is 1024.</text:p>
              </text:list-item>
              <text:list-item>
                <text:p>This means that unless you're running on machines that have more than 1024 CPUs you're good to go.</text:p>
              </text:list-item>
            </text:list>
          </draw:text-box>
        </draw:frame>
        <presentation:notes draw:style-name="dp2">
          <draw:page-thumbnail draw:style-name="gr1" draw:layer="layout" svg:width="13.968cm" svg:height="10.476cm" svg:x="3.81cm" svg:y="2.123cm" draw:page-number="7" presentation:class="page"/>
          <draw:frame presentation:style-name="pr4"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32">
        <office:forms form:automatic-focus="false" form:apply-design-mode="false"/>
        <draw:frame presentation:style-name="pr8" draw:layer="layout" svg:width="25.199cm" svg:height="17.935cm" svg:x="1.4cm" svg:y="0.837cm" presentation:class="subtitle">
          <draw:text-box>
            <text:p>Stopping threads</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Stopping threads - theory</text:p>
          </draw:text-box>
        </draw:frame>
        <draw:frame presentation:style-name="pr6" draw:layer="layout" svg:width="25.199cm" svg:height="13.86cm" svg:x="1.4cm" svg:y="4.914cm" presentation:class="outline">
          <draw:text-box>
            <text:list text:style-name="L2">
              <text:list-item>
                <text:p>Stopping threads is one of the most difficult parts of correct multi-threading programming.</text:p>
              </text:list-item>
              <text:list-item>
                <text:p>This sounds funny since it sounds like one should be able to stop a thread simply by asking the operating system to stop the thread.</text:p>
              </text:list-item>
              <text:list-item>
                <text:p>In that case one would expect the operating system to signal the CPU that is currently running the thread (if indeed that thread is currently running) and then kill it's own representation of the thread.</text:p>
              </text:list-item>
              <text:list-item>
                <text:p>This is wrong!</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opping threads - problems</text:p>
          </draw:text-box>
        </draw:frame>
        <draw:frame presentation:style-name="pr6" draw:layer="layout" svg:width="25.199cm" svg:height="13.859cm" svg:x="1.4cm" svg:y="4.914cm" presentation:class="outline">
          <draw:text-box>
            <text:list text:style-name="L2">
              <text:list-item>
                <text:p>The idea of stopping a thread by having the operating system kill it is wrong because of many reasons:</text:p>
                <text:list>
                  <text:list-item>
                    <text:p>On UNIX systems some of the threading issues (like allocating a stack for the thread) are handled in user space so killing the thread may leak resources.</text:p>
                  </text:list-item>
                  <text:list-item>
                    <text:p>Locks acquired by the thread would possibly not be released resulting in deadlocking other threads.</text:p>
                  </text:list-item>
                  <text:list-item>
                    <text:p>The thread does not get a chance to release other resources (memory, files etc) that it allocated.</text:p>
                  </text:list-item>
                  <text:list-item>
                    <text:p>The thread may leave data structures in unusable state because it may be killed while manipulating them.</text:p>
                  </text:list-item>
                  <text:list-item>
                    <text:p>Threads that are waiting on locks held by the thread that was killed really should be notified that this thread was killed because this may affect the way they tread data integrity.</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4"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Stopping threads - problem</text:p>
          </draw:text-box>
        </draw:frame>
        <draw:frame presentation:style-name="pr6" draw:layer="layout" svg:width="25.199cm" svg:height="13.859cm" svg:x="1.4cm" svg:y="4.914cm" presentation:class="outline">
          <draw:text-box>
            <text:list text:style-name="L2">
              <text:list-item>
                <text:p>As a result of the above the operating system does not support killing threads.</text:p>
              </text:list-item>
              <text:list-item>
                <text:p>The <text:span text:style-name="T1">kill(1)</text:span> command line and the underlying <text:span text:style-name="T1">kill(2)</text:span> system call can only be used to target processes and not threads.</text:p>
              </text:list-item>
              <text:list-item>
                <text:p>If you try to use <text:span text:style-name="T1">kill(1)</text:span> or <text:span text:style-name="T1">kill(2)</text:span> with a thread <text:span text:style-name="T1">pid</text:span> you will wind up killing the entire process the thread is a member of. <text:s/></text:p>
              </text:list-item>
            </text:list>
          </draw:text-box>
        </draw:frame>
        <presentation:notes draw:style-name="dp2">
          <draw:page-thumbnail draw:style-name="gr1" draw:layer="layout" svg:width="13.968cm" svg:height="10.476cm" svg:x="3.81cm" svg:y="2.123cm" draw:page-number="11" presentation:class="page"/>
          <draw:frame presentation:style-name="pr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1-09-24T10:05:34</meta:creation-date>
    <meta:editing-duration>PT53M32S</meta:editing-duration>
    <meta:editing-cycles>8</meta:editing-cycles>
    <dc:date>2013-04-24T10:11:44</dc:date>
    <meta:generator>LibreOffice/3.6$Linux_x86 LibreOffice_project/360m1$Build-2</meta:generator>
    <meta:document-statistic meta:object-count="62"/>
  </office:meta>
</office:document-meta>
</file>